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lcome to Sendineblue !</text:p>
      <text:p text:style-name="P1"/>
      <text:p text:style-name="P1">Hey there,</text:p>
      <text:p text:style-name="P1"><text:s/></text:p>
      <text:p text:style-name="P1">My name is Yasir Shahzad and i am the manager of Sendineblue.</text:p>
      <text:p text:style-name="P1">I am very happy to welcome you to the Sendunblue. I will help you to start building community with all customer across digital channels.</text:p>
      <text:p text:style-name="P1">No matter the size or industry of your organization, you can be asure that you'll find the tools you need and maybe a few that you didn't even know you needed yet!</text:p>
      <text:p text:style-name="P1">If you any question or any problem than you can contact me any time. My team and i will be ready to help you in any way we canb. Happy sending. Good Luck!</text:p>
      <text:p text:style-name="P1">Best Regard!</text:p>
      <text:p text:style-name="P6">Email: yasitktk19988@gmail.com</text:p>
      <text:p text:style-name="P3">Full day leave Email</text:p>
      <text:p text:style-name="P4">subject: <text:span text:style-name="T1">leave application for leave</text:span></text:p>
      <text:p text:style-name="P5"/>
      <text:p text:style-name="P5">Dear Mr./Mrs </text:p>
      <text:p text:style-name="P5">i am writing this email to inform you that i will not able to come work on time on dated 24/03/2023 as i have an appointment with dentiest. Since the appointment is with dentiest is <text:s/>tomorow morning. </text:p>
      <text:p text:style-name="P5">I am assure that the team will handle every thing exceptionaly. Please contact me if <text:s/>any douts or quiries about current project.</text:p>
      <text:p text:style-name="P5"/>
      <text:p text:style-name="P5">Sincerly </text:p>
      <text:p text:style-name="P5">name : Yasir shahzad </text:p>
      <text:p text:style-name="P6">Email: yasitktk19988@gmail.com</text:p>
      <text:p text:style-name="P3">Join as a junior web developer</text:p>
      <text:p text:style-name="P3"/>
      <text:p text:style-name="P4">Subject : to join company as a junior web developer</text:p>
      <text:p text:style-name="P4"/>
      <text:p text:style-name="P5">Dear sir/ Madam</text:p>
      <text:p text:style-name="P5"><text:tab/>Respected sir/ madam, i want to join your company as junior web developer, i meet the creteria of your company.</text:p>
      <text:p text:style-name="P5"><text:tab/>My training and experience in the field of programing and web design along with my ability of Php, Javascript. I hope i will be the next employ of your team. I also attach my resume as will.</text:p>
      <text:p text:style-name="P5">Regards,</text:p>
      <text:p text:style-name="P5">Email: yasitktk19988@gmail.com</text:p>
      <text:p text:style-name="P6">Yasir shahzad</text:p>
      <text:p text:style-name="P5"/>
      <text:p text:style-name="P5"/>
      <text:p text:style-name="P3"/>
      <text:p text:style-name="P3"/>
      <text:p text:style-name="P3"/>
      <text:p text:style-name="P3"><text:soft-page-break/>Email for thanks to company after interview</text:p>
      <text:p text:style-name="P4"/>
      <text:p text:style-name="P4">Subject: <text:span text:style-name="T1">Thanks for your company to select me</text:span></text:p>
      <text:p text:style-name="P5"/>
      <text:p text:style-name="P5">Dear Sir,</text:p>
      <text:p text:style-name="P5"><text:tab/><text:tab/>Respected sir i am very happy that you select me as a junior web developer in your team.This is my wish that i join the <text:s/>Eitehad Group of company.</text:p>
      <text:p text:style-name="P5">i am very intrested in this company. I hope i will be the best for your team.</text:p>
      <text:p text:style-name="P5">Best regard!<text:tab/><text:tab/><text:tab/><text:tab/><text:tab/></text:p>
      <text:p text:style-name="P5">Email: yasitktk19988@gmail.com</text:p>
      <text:p text:style-name="P6">Yasir Shahzad</text:p>
      <text:p text:style-name="P3">Email to get project</text:p>
      <text:p text:style-name="P4">Subject: Proposal of Project</text:p>
      <text:p text:style-name="P4"><text:span text:style-name="T1">Dear Sir</text:span>,</text:p>
      <text:p text:style-name="P4"><text:tab/><text:tab/><text:span text:style-name="T1">I hope you doing well M name is Yasir shahzad. and i am web developer since four year. i have a lot of experience </text:span></text:p>
      <text:p text:style-name="P5">in web develpement. i warned to reach out and see if you might intrested to avail my services i am able to </text:p>
      <text:p text:style-name="P5">increased the productivity of support teams by upto 50% and wanted to see if there was an opportunites for me to do</text:p>
      <text:p text:style-name="P5">the same for you. if you have any question or would like to discuss further, please don't hesitate to reach out. i look forward to hearing from you soon. </text:p>
      <text:p text:style-name="P5">Kind Regard!</text:p>
      <text:p text:style-name="P6">Email: yasitktk19988@gmail.com</text:p>
      <text:p text:style-name="P3">Recieved Email</text:p>
      <text:p text:style-name="P4">Subject:thanks for applying to google </text:p>
      <text:p text:style-name="P4"><text:span text:style-name="T1">Hi Yasir Shahzad,</text:span></text:p>
      <text:p text:style-name="P5"><text:tab/><text:tab/>Thanks for applying to google! there are ton of great companies out there, so we apprecaite your intrest </text:p>
      <text:p text:style-name="P5">in joining our team.</text:p>
      <text:p text:style-name="P5">while we're not able to reach out to every applicant, our recruiting tean will contact you if your skills and experience </text:p>
      <text:p text:style-name="P5">are a strong match for the role. in the meantime, jion conversation about job opportunities and life at google on our </text:p>
      <text:p text:style-name="P5">Linkedin page.</text:p>
      <text:p text:style-name="P5">we appreciate your interest in joining us.</text:p>
      <text:p text:style-name="P5">Best Regard! </text:p>
      <text:p text:style-name="P6">Email : Yasirktk1998@gmial.com<text:span text:style-name="T2"> </text:span>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18S</meta:editing-duration>
    <meta:editing-cycles>35</meta:editing-cycles>
    <meta:generator>OpenOffice/4.1.11$Win32 OpenOffice.org_project/4111m1$Build-9808</meta:generator>
    <dc:date>2023-03-24T09:21:38.11</dc:date>
    <dc:creator>yasir shahzad</dc:creator>
    <meta:document-statistic meta:table-count="0" meta:image-count="0" meta:object-count="0" meta:page-count="2" meta:paragraph-count="53" meta:word-count="537" meta:character-count="3007"/>
    <meta:user-defined meta:name="Info 1"/>
    <meta:user-defined meta:name="Info 2"/>
    <meta:user-defined meta:name="Info 3"/>
    <meta:user-defined meta:name="Info 4"/>
  </office:meta>
</office:document-meta>
</file>